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PageFonts.registerFont( String fontName , AFPFont font , int fon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PPageFonts.AFPPageFonts( AFPPageFonts fo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FPPageFonts.AFPPageFo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